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Cambria, 'Times New Roman', Times, serif"/>
    <style:font-face style:name="Lohit Hindi1" svg:font-family="'Lohit Hindi'"/>
    <style:font-face style:name="Open Sans" svg:font-family="'Open Sans', Verdana, Geneva, sans-serif, sans-serif"/>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Mono" fo:font-size="8pt" style:font-size-asian="8pt" style:font-size-complex="8pt"/>
    </style:style>
    <style:style style:name="P2" style:family="paragraph" style:parent-style-name="Standard">
      <style:paragraph-properties fo:margin-left="0in" fo:margin-right="0in" fo:margin-top="0.2083in" fo:margin-bottom="0.0835in" style:line-height-at-least="0.2291in" fo:text-align="start" style:justify-single-word="false" fo:orphans="2" fo:widows="2" fo:text-indent="0in" style:auto-text-indent="false"/>
      <style:text-properties fo:font-variant="normal" fo:text-transform="none" fo:color="#3c3c3c" fo:letter-spacing="normal"/>
    </style:style>
    <style:style style:name="P3" style:family="paragraph" style:parent-style-name="Text_20_body">
      <style:paragraph-properties fo:margin-left="0in" fo:margin-right="0in" fo:margin-top="0in" fo:margin-bottom="0in" fo:line-height="114%" fo:text-align="start" style:justify-single-word="false" fo:orphans="2" fo:widows="2" fo:text-indent="0in" style:auto-text-indent="false" style:writing-mode="lr-tb"/>
      <style:text-properties fo:font-variant="normal" fo:text-transform="none" fo:color="#3c3c3c" style:font-name="Open Sans" fo:font-size="12pt" fo:letter-spacing="normal" fo:font-style="normal" fo:font-weight="normal"/>
    </style:style>
    <style:style style:name="P4" style:family="paragraph" style:parent-style-name="Text_20_body">
      <style:paragraph-properties fo:margin-left="0in" fo:margin-right="0in" fo:margin-top="0in" fo:margin-bottom="0in" fo:line-height="114%" fo:text-align="start" style:justify-single-word="false" fo:orphans="2" fo:widows="2" fo:text-indent="0in" style:auto-text-indent="false" style:writing-mode="lr-tb"/>
      <style:text-properties fo:font-variant="normal" fo:text-transform="none" fo:color="#3c3c3c" fo:letter-spacing="normal"/>
    </style:style>
    <style:style style:name="P5" style:family="paragraph" style:parent-style-name="Text_20_body">
      <style:paragraph-properties fo:margin-left="0in" fo:margin-right="0in" fo:margin-top="0in" fo:margin-bottom="0in" fo:line-height="114%" fo:text-align="start" style:justify-single-word="false" fo:orphans="2" fo:widows="2" fo:text-indent="0in" style:auto-text-indent="false" style:writing-mode="lr-tb"/>
      <style:text-properties fo:font-variant="normal" fo:text-transform="none" fo:color="#000000" style:font-name="Arial" fo:font-size="11.25pt" fo:letter-spacing="normal" fo:font-style="normal" fo:font-weight="normal" fo:background-color="transparent"/>
    </style:style>
    <style:style style:name="P6" style:family="paragraph" style:parent-style-name="Text_20_body">
      <style:paragraph-properties fo:margin-left="0in" fo:margin-right="0in" fo:margin-top="0in" fo:margin-bottom="0in" fo:line-height="114%" fo:text-align="start" style:justify-single-word="false" fo:orphans="2" fo:widows="2" fo:text-indent="0in" style:auto-text-indent="false" style:writing-mode="lr-tb"/>
    </style:style>
    <style:style style:name="P7" style:family="paragraph" style:parent-style-name="Text_20_body" style:list-style-name="L1">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000000" style:font-name="Open Sans" fo:font-size="11.25pt" fo:letter-spacing="normal" fo:font-style="normal" fo:font-weight="normal" fo:background-color="transparent"/>
    </style:style>
    <style:style style:name="P8" style:family="paragraph" style:parent-style-name="Text_20_body" style:list-style-name="L2">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000000" style:font-name="Open Sans" fo:font-size="11.25pt" fo:letter-spacing="normal" fo:font-style="normal" fo:font-weight="normal" fo:background-color="transparent"/>
    </style:style>
    <style:style style:name="P9" style:family="paragraph" style:parent-style-name="Text_20_body" style:list-style-name="L3">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000000" style:font-name="Open Sans" fo:font-size="11.25pt" fo:letter-spacing="normal" fo:font-style="normal" fo:font-weight="normal" fo:background-color="transparent"/>
    </style:style>
    <style:style style:name="P10" style:family="paragraph" style:parent-style-name="Text_20_body" style:list-style-name="L4">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000000" style:font-name="Open Sans" fo:font-size="11.25pt" fo:letter-spacing="normal" fo:font-style="normal" fo:font-weight="normal" fo:background-color="transparent"/>
    </style:style>
    <style:style style:name="P11" style:family="paragraph" style:parent-style-name="Text_20_body" style:list-style-name="L1">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3c3c3c" style:font-name="Open Sans" fo:font-size="11.25pt" fo:letter-spacing="normal" fo:font-style="normal" fo:font-weight="normal"/>
    </style:style>
    <style:style style:name="P12" style:family="paragraph" style:parent-style-name="Text_20_body" style:list-style-name="L2">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3c3c3c" style:font-name="Open Sans" fo:font-size="11.25pt" fo:letter-spacing="normal" fo:font-style="normal" fo:font-weight="normal"/>
    </style:style>
    <style:style style:name="P13" style:family="paragraph" style:parent-style-name="Text_20_body" style:list-style-name="L5">
      <style:paragraph-properties fo:margin-left="0in" fo:margin-right="0in" fo:margin-top="0in" fo:margin-bottom="0in" fo:line-height="114%" fo:text-align="start" style:justify-single-word="false" fo:orphans="2" fo:widows="2" fo:text-indent="0in" style:auto-text-indent="false" fo:background-color="transparent" fo:padding="0in" fo:border="none" style:writing-mode="lr-tb">
        <style:background-image/>
      </style:paragraph-properties>
      <style:text-properties fo:font-variant="normal" fo:text-transform="none" fo:color="#3c3c3c" style:font-name="Open Sans" fo:font-size="11.25pt" fo:letter-spacing="normal" fo:font-style="normal" fo:font-weight="normal"/>
    </style:style>
    <style:style style:name="P14" style:family="paragraph" style:parent-style-name="Text_20_body">
      <style:paragraph-properties fo:margin-left="0in" fo:margin-right="0in" fo:margin-top="0.2083in" fo:margin-bottom="0.0835in" style:line-height-at-least="0.2291in" fo:text-align="start" style:justify-single-word="false" fo:orphans="2" fo:widows="2" fo:text-indent="0in" style:auto-text-indent="false"/>
      <style:text-properties fo:font-variant="normal" fo:text-transform="none" fo:color="#3c3c3c" style:font-name="Open Sans" fo:font-size="12pt" fo:letter-spacing="normal" fo:font-style="normal" fo:font-weight="normal"/>
    </style:style>
    <style:style style:name="P15" style:family="paragraph" style:parent-style-name="Text_20_body">
      <style:paragraph-properties fo:margin-left="0in" fo:margin-right="0in" fo:margin-top="0.2083in" fo:margin-bottom="0.0835in" style:line-height-at-least="0.2291in" fo:text-align="start" style:justify-single-word="false" fo:orphans="2" fo:widows="2" fo:text-indent="0in" style:auto-text-indent="false"/>
      <style:text-properties fo:font-variant="normal" fo:text-transform="none" fo:color="#3c3c3c" fo:letter-spacing="normal"/>
    </style:style>
    <style:style style:name="P16" style:family="paragraph" style:parent-style-name="Text_20_body">
      <style:paragraph-properties fo:margin-left="0in" fo:margin-right="0in" fo:margin-top="0.2083in" fo:margin-bottom="0.0835in" style:line-height-at-least="0.2291in" fo:text-align="start" style:justify-single-word="false" fo:orphans="2" fo:widows="2" fo:text-indent="0in" style:auto-text-indent="false"/>
      <style:text-properties fo:font-variant="normal" fo:text-transform="none" fo:color="#000000" style:font-name="Arial" fo:font-size="11.25pt" fo:letter-spacing="normal" fo:font-style="normal" fo:font-weight="bold" fo:background-color="transparent"/>
    </style:style>
    <style:style style:name="P17" style:family="paragraph" style:parent-style-name="Text_20_body">
      <style:paragraph-properties fo:margin-left="0in" fo:margin-right="0in" fo:margin-top="0.2083in" fo:margin-bottom="0.0835in" style:line-height-at-least="0.2291in" fo:text-align="start" style:justify-single-word="false" fo:orphans="2" fo:widows="2" fo:text-indent="0in" style:auto-text-indent="false" style:writing-mode="lr-tb"/>
      <style:text-properties fo:font-variant="normal" fo:text-transform="none" fo:color="#000000" fo:letter-spacing="normal" fo:background-color="transparent"/>
    </style:style>
    <style:style style:name="P18" style:family="paragraph" style:parent-style-name="Heading_20_2">
      <style:text-properties fo:font-variant="normal" fo:text-transform="none" fo:color="#000000" style:font-name="Arial" fo:font-size="18pt" fo:letter-spacing="0.0102in" fo:font-style="normal" fo:font-weight="bold" fo:background-color="transparent"/>
    </style:style>
    <style:style style:name="P19" style:family="paragraph" style:parent-style-name="Preformatted_20_Text">
      <style:text-properties style:font-name="DejaVu Sans Mono" fo:font-size="8pt" style:font-size-asian="8pt" style:font-size-complex="8pt"/>
    </style:style>
    <style:style style:name="T1" style:family="text">
      <style:text-properties fo:color="#000000" style:font-name="Arial" fo:font-size="11.25pt" fo:background-color="transparent"/>
    </style:style>
    <style:style style:name="T2" style:family="text">
      <style:text-properties fo:color="#000000" style:font-name="Arial" fo:font-size="11.25pt" fo:font-weight="bold" fo:background-color="transparent"/>
    </style:style>
    <style:style style:name="T3" style:family="text">
      <style:text-properties fo:color="#000000" fo:background-color="transparent"/>
    </style:style>
    <style:style style:name="T4" style:family="text">
      <style:text-properties fo:color="#000000" fo:font-style="italic" fo:background-color="transparent"/>
    </style:style>
    <style:style style:name="T5" style:family="text">
      <style:text-properties fo:font-variant="normal" fo:text-transform="none" fo:color="#000000" style:font-name="Arial" fo:font-size="11.25pt" fo:letter-spacing="normal" fo:font-style="normal" fo:font-weight="normal" fo:background-color="transparent"/>
    </style:style>
    <style:style style:name="T6" style:family="text">
      <style:text-properties fo:font-variant="normal" fo:text-transform="none" fo:color="#000000" style:font-name="Arial" fo:font-size="11.25pt" fo:letter-spacing="normal" fo:font-style="normal" fo:font-weight="bold" fo:background-color="transparent"/>
    </style:style>
    <style:style style:name="T7" style:family="text">
      <style:text-properties fo:font-variant="normal" fo:text-transform="none" fo:color="#1155cc" style:text-line-through-style="none" style:font-name="Arial" fo:font-size="11.25pt" fo:letter-spacing="normal" fo:font-style="normal" style:text-underline-style="solid" style:text-underline-width="auto" style:text-underline-color="font-color" fo:font-weight="normal" style:text-blinking="false" fo:background-color="transparent"/>
    </style:style>
    <style:style style:name="T8" style:family="text">
      <style:text-properties fo:color="#ff0000" style:font-name="Arial" fo:font-size="11.25pt" fo:background-color="transparent"/>
    </style:style>
    <style:style style:name="T9" style:family="text">
      <style:text-properties style:font-name="DejaVu Sans Mono" fo:font-size="8pt" style:font-size-asian="8pt" style:font-size-complex="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B: SPECIFY FEATURES </text:h>
      <text:p text:style-name="P3"><text:span text:style-name="T1">We want to add a useful feature called article merging.  When there are multiple bloggers on one site, the authors may write more than one article on the same topic and say similar things.  The user will be able to visit the article view, and, if they are an admin, there should be a form on that article’s edit page that allows an administrator to enter in the ID of another article to merge the current article with.  When this happens, we want to preserve both articles’ content, but merge them together into one article. You should verify that both specified articles exist, and that they are not the same article.<text:line-break/><text:line-break/></text:span><text:span text:style-name="T2">Scenarios: </text:span><text:span text:style-name="T1">To do this properly, we want to keep the following in mind:</text:span></text:p>
      <text:list xml:id="list602496482" text:style-name="L1">
        <text:list-item>
          <text:p text:style-name="P7">A non-admin cannot merge articles.</text:p>
        </text:list-item>
        <text:list-item>
          <text:p text:style-name="P7">When articles are merged, the merged article should contain the text of both previous articles.</text:p>
        </text:list-item>
        <text:list-item>
          <text:p text:style-name="P11"><text:span text:style-name="T3">When articles are merged, the merged article should have </text:span><text:span text:style-name="T4">one</text:span><text:span text:style-name="T3"> author (either one of the authors of the original article).  </text:span></text:p>
        </text:list-item>
        <text:list-item>
          <text:p text:style-name="P7">Comments on each of the two original articles need to all carry over and point to the new, merged article.</text:p>
        </text:list-item>
        <text:list-item>
          <text:p text:style-name="P7">The title of the new article should be the title from either one of the merged articles.</text:p>
        </text:list-item>
      </text:list>
      <text:p text:style-name="P14"><text:span text:style-name="T1">Start by writing cucumber scenarios for the above behaviors. You will probably want to put them in separate feature files. You may add them to the existing feature files. Over the rest of part 1 and all of part 2 we will make these go green.</text:span><text:span text:style-name="T3"> </text:span></text:p>
      <text:p text:style-name="P6"><text:span text:style-name="T5">Below is a mockup for the merge articles interface [</text:span><text:a xlink:type="simple" xlink:href="http://imgur.com/Ujmdh"><text:span text:style-name="T7">hi-res</text:span></text:a><text:span text:style-name="T5">]. The form for merging articles should be on the edit page for an article and it should let the user input the id of the article to be merged with. The merge interface should not be presented for new articles nor to non-administrators, but it is fine for the merge articles functionality to be present for drafts (we will not conduct any tests using draft articles). </text:span><text:span text:style-name="T6">Make sure that the form field containing the ID of the article to merge has the name ‘merge_with’.</text:span></text:p>
      <text:p text:style-name="P4"> </text:p>
      <text:p text:style-name="P4"/>
      <text:p text:style-name="P2"/>
      <text:p text:style-name="P6"><text:span text:style-name="Strong_20_Emphasis"><text:span text:style-name="T6">Tip:</text:span></text:span><text:span text:style-name="T5"> Nesting &lt;form&gt; tags is invalid in HTML. Most browsers will only accept the outermost form tag. Be careful of which views you edit: a view partial may be rendered while inside of another form tag, so creating another form inside of it would be invalid.</text:span></text:p>
      <text:p text:style-name="P17"> </text:p>
      <text:p text:style-name="P4"><text:soft-page-break/><draw:frame draw:style-name="fr1" draw:name="graphics1" text:anchor-type="as-char" svg:width="5.4689in" svg:height="4.1772in" draw:z-index="0"><draw:image xlink:href="https://lh5.googleusercontent.com/-PoSe3XwQ2Z0l3ZhSogtWmuUyMny3SxDbfew2j6lwcPXcQ8qQMsq9lSKeu0wP_TuNwk0yU00AwbjlrAuOxLVmyu8tDPaDmB1IsGixF2FmKkxVSnksWQ" xlink:type="simple" xlink:show="embed" xlink:actuate="onLoad"/></draw:frame></text:p>
      <text:p text:style-name="P15"> </text:p>
      <text:p text:style-name="P15"/>
      <text:p text:style-name="P15"/>
      <text:p text:style-name="P15"/>
      <text:h text:style-name="P18" text:outline-level="2"><text:soft-page-break/>C: START DRIVING CHANGES THROUGH SPECS</text:h>
      <text:p text:style-name="P5">Starting with scenarios 1 and 2 in the previous page, you will start creating the cucumber tests to drive the code changes to implement each scenario. The second one will be toughest, because you will have to create the basic functionality that allows merging to happen. Subsequent specs will be easier, as you start adding specs and code to meet the criteria spelled out in scenarios 3-4. You should put your cucumber tests in a new file. </text:p>
      <text:p text:style-name="P5">For scenarios 1 and 2:</text:p>
      <text:list xml:id="list424661454" text:style-name="L2">
        <text:list-item>
          <text:p text:style-name="P8">Start by implementing the step definitions that will show an admin (but not a regular user) a "Merge With This Article" button which, when clicked, will dispatch to a controller action that does the merge.</text:p>
        </text:list-item>
        <text:list-item>
          <text:p text:style-name="P12"><text:span text:style-name="T3">Let those step definitions drive the creation of controller specs, as we did in the example in ELLS chapter 5.  Obviously the merging functionality itself should go in the model, not the controller, so feel free to assume an instance method of the Article model merge_with(other_article_id).  Eventually, this method will return an article object that is the merged article, and also handles all of the considerations above. Get these specs to pass green.  Commit. </text:span></text:p>
        </text:list-item>
      </text:list>
      <text:p text:style-name="P3"><text:span text:style-name="T8">Warning: </text:span><text:span text:style-name="T1">ActiveRecord caches associations. If you load an article from the database, reassign its comments to some other article, then destroy the first article, the comments may be destroyed as well even if the actual database says that the article doesn’t own the comments anymore. This is because at the time the article was originally read from the database, the knowledge about which comments that article owned was read as well (cached), and this knowledge was not updated when the comments were reassigned nor when the article was destroyed.</text:span></text:p>
      <text:p text:style-name="P4"> </text:p>
      <text:p text:style-name="P5">When you are finished, you should have the following:</text:p>
      <text:list xml:id="list367774521" text:style-name="L3">
        <text:list-item>
          <text:p text:style-name="P9">Typo passing green all specs</text:p>
        </text:list-item>
        <text:list-item>
          <text:p text:style-name="P9">Specs to verify that the controller behaves correctly when non-admins attempt to merge articles passing green.</text:p>
        </text:list-item>
        <text:list-item>
          <text:p text:style-name="P9">Specs to verify that the model’s merge method combines the given articles correctly passing green.</text:p>
        </text:list-item>
        <text:list-item>
          <text:p text:style-name="P9">Modifications to the models, views, and controllers necessary to merge articles</text:p>
        </text:list-item>
      </text:list>
      <text:list xml:id="list1192836368" text:style-name="L4">
        <text:list-item>
          <text:p text:style-name="P10">Cucumber scenarios "A non-admin cannot merge two articles" and “When articles are merged, the merged article should contain the text of both previous articles” passing green</text:p>
        </text:list-item>
      </text:list>
      <text:list xml:id="list2146694327" text:style-name="L5">
        <text:list-item>
          <text:p text:style-name="P13">All the above committed to Git and pushed to your GitHub repo</text:p>
        </text:list-item>
      </text:list>
      <text:p text:style-name="P16"><text:bookmark text:name="docs-internal-guid-4a07d9e1-01fb-80a1-1e42-672462df42c0"/>Good job! At this point you are ready to submit part 1 of homework 1.</text:p>
      <text:p text:style-name="Standard"/>
      <text:p text:style-name="Standard"/>
      <text:p text:style-name="Standard"/>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Georgia" svg:font-family="Georgia, Cambria, 'Times New Roman', Times, serif"/>
    <style:font-face style:name="Lohit Hindi1" svg:font-family="'Lohit Hindi'"/>
    <style:font-face style:name="Open Sans" svg:font-family="'Open Sans', Verdana, Geneva, sans-serif, sans-serif"/>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asbook </meta:initial-creator>
    <meta:creation-date>2013-11-15T18:17:13</meta:creation-date>
    <dc:date>2013-11-15T20:37:02</dc:date>
    <dc:creator>saasbook </dc:creator>
    <meta:editing-duration>PT1H44M56S</meta:editing-duration>
    <meta:editing-cycles>3</meta:editing-cycles>
    <meta:generator>LibreOffice/3.4$Linux LibreOffice_project/340m1$Build-402</meta:generator>
    <meta:document-statistic meta:table-count="0" meta:image-count="1" meta:object-count="0" meta:page-count="3" meta:paragraph-count="29" meta:word-count="798" meta:character-count="4591" meta:non-whitespace-character-count="3812"/>
  </office:meta>
</office:document-meta>
</file>